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Éducation</text:h>
      <text:p text:style-name="First_20_paragraph">2009 - 2013 : Jerusalem College of Technology Machon Lev - <text:span text:style-name="T1">(bachelier ès sciences) d’ingénierie en télécommunications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Expérience professionnelle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 (inclus une formation d’officier)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u directeur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Distinctions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</text:span>, raisonnement quantitatif 741.</text:p>
        </text:list-item>
      </text:list>
      <text:h text:style-name="Heading_20_2" text:outline-level="2">Compétences informatiques</text:h>
      <text:p text:style-name="First_20_paragraph"><text:span text:style-name="T1">Langue principale</text:span>: Java 7/8 (Spring, Tomcat, JPA).</text:p>
      <text:p text:style-name="Text_20_body"><text:span text:style-name="T1">Autres langues</text:span>: ASP.NET, Bash, C, C#.NET, C++, HTML/CSS, Javascript/Node/Typescript, PHP, Python, PL/SQL.</text:p>
      <text:p text:style-name="Text_20_body"><text:span text:style-name="T1">Outils</text:span>: Arduino IDE, Eclipse, Git, IntelliJ IDEA, MATLAB, Ivy+Ant, Maven, Gradle, PL/SQL Developer, Adobe Photoshop, Visual Studio, Wireshark, Microsoft Office (Excel, Outlook, Powerpoint, Word, Visio, w/ VBA Macros), Docker, RedHat Openshift, Atlassian (JIRA, Bamboo, Bitbucket), JUnit, Jenkins CI.</text:p>
      <text:p text:style-name="Text_20_body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Languages</text:h>
      <text:p text:style-name="First_20_paragraph">Français: langue maternelle.</text:p>
      <text:p text:style-name="Text_20_body">Anglais et hébreu: fluent.</text:p>
      <text:h text:style-name="Heading_20_2" text:outline-level="2">Project management (in the frame of studies)</text:h>
      <text:list text:style-name="L5">
        <text:list-item>
          <text:p text:style-name="P5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(<text:a xlink:type="simple" xlink:href="https://patents.google.com/patent/WO2015097312A1" office:name=""><text:span text:style-name="Definition">https://patents.google.com/patent/WO2015097312A1</text:span></text:a>) et un produit commercial est en développement. Note : <text:span text:style-name="T1">99/100</text:span>.</text:p>
        </text:list-item>
        <text:list-item>
          <text:p text:style-name="P5">Projet en ingénierie de systèmes Windows (C#.NET, WCF, WPF, ASP.NET). Note : 100.</text:p>
        </text:list-item>
        <text:list-item>
          <text:p text:style-name="P5">Projet en systèmes d’organisation de fichiers (architecture en couches, Managed C++, Windows Forms). Note : 100.</text:p>
        </text:list-item>
        <text:list-item>
          <text:p text:style-name="P5">Projet en Java (MVC, JPA, Swing, Webservices, C# client, JSP). Note : 100.</text:p>
        </text:list-item>
        <text:list-item>
          <text:p text:style-name="P5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